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style:text-underline-style="solid" style:text-underline-width="auto" style:text-underline-color="font-color" fo:font-weight="bold" officeooo:rsid="002aef07" officeooo:paragraph-rsid="003a1ec7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Arial1" fo:font-size="10pt" officeooo:paragraph-rsid="003a1ec7" style:font-size-asian="10pt" style:font-size-complex="10pt"/>
    </style:style>
    <style:style style:name="P3" style:family="paragraph" style:parent-style-name="Standard">
      <style:text-properties style:font-name="Arial1" fo:font-size="10pt" officeooo:paragraph-rsid="00459949" style:font-size-asian="10pt" style:font-size-complex="10pt"/>
    </style:style>
    <style:style style:name="P4" style:family="paragraph" style:parent-style-name="Standard">
      <style:text-properties style:font-name="Arial1" style:text-underline-style="solid" style:text-underline-width="auto" style:text-underline-color="font-color" fo:font-weight="bold" officeooo:rsid="00292ed5" officeooo:paragraph-rsid="00292ed5" style:font-weight-asian="bold" style:font-weight-complex="bold"/>
    </style:style>
    <style:style style:name="P5" style:family="paragraph" style:parent-style-name="Standard">
      <style:text-properties style:font-name="Arial1" style:text-underline-style="none" fo:font-weight="bold" officeooo:rsid="00292ed5" officeooo:paragraph-rsid="00292ed5" style:font-weight-asian="bold" style:font-weight-complex="bold"/>
    </style:style>
    <style:style style:name="P6" style:family="paragraph" style:parent-style-name="Standard">
      <style:text-properties style:font-name="Arial1" officeooo:paragraph-rsid="00292ed5"/>
    </style:style>
    <style:style style:name="P7" style:family="paragraph" style:parent-style-name="Standard">
      <style:text-properties style:font-name="Arial1" officeooo:paragraph-rsid="0025db0a"/>
    </style:style>
    <style:style style:name="P8" style:family="paragraph" style:parent-style-name="Standard">
      <style:text-properties style:font-name="Arial1" fo:font-size="10pt" style:text-underline-style="solid" style:text-underline-width="auto" style:text-underline-color="font-color" fo:font-weight="bold" officeooo:rsid="002aef07" officeooo:paragraph-rsid="002aef07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Arial1" fo:font-size="10pt" officeooo:paragraph-rsid="002aef07" style:font-size-asian="10pt" style:font-size-complex="10pt"/>
    </style:style>
    <style:style style:name="P10" style:family="paragraph" style:parent-style-name="Standard">
      <style:text-properties style:font-name="Arial1" fo:font-size="10pt" style:font-size-asian="10pt" style:font-size-complex="10pt"/>
    </style:style>
    <style:style style:name="P11" style:family="paragraph" style:parent-style-name="Standard">
      <style:text-properties style:font-name="Arial1" fo:font-size="10pt" style:text-underline-style="solid" style:text-underline-width="auto" style:text-underline-color="font-color" fo:font-weight="bold" officeooo:rsid="003a1ec7" officeooo:paragraph-rsid="003a1ec7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1" fo:font-size="10pt" style:text-underline-style="none" fo:font-weight="normal" officeooo:rsid="004805b3" officeooo:paragraph-rsid="004805b3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officeooo:rsid="0031a4a2"/>
    </style:style>
    <style:style style:name="T4" style:family="text">
      <style:text-properties officeooo:rsid="003dff2b"/>
    </style:style>
    <style:style style:name="T5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0000" loext:opacity="100%" style:text-underline-style="solid" style:text-underline-width="auto" style:text-underline-color="font-color" fo:font-weight="bold" officeooo:rsid="001e1f3d" style:font-weight-asian="bold" style:font-weight-complex="bold"/>
    </style:style>
    <style:style style:name="T7" style:family="text">
      <style:text-properties officeooo:rsid="001e1f3d"/>
    </style:style>
    <style:style style:name="T8" style:family="text">
      <style:text-properties fo:color="#ff0000" loext:opacity="100%"/>
    </style:style>
    <style:style style:name="T9" style:family="text">
      <style:text-properties officeooo:rsid="003b4f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the string at compiletime:</text:p>
      <text:p text:style-name="P2">$"<text:span text:style-name="T1">(Black) </text:span>You have to collect <text:span text:style-name="T2">({Quest.MatchCountName})</text:span> Matches" + </text:p>
      <text:p text:style-name="P3">$"<text:span text:style-name="T1">(Black)</text:span> and u have in between those only<text:span text:style-name="T2"> </text:span><text:span text:style-name="T2">({Quest.MatchIntervalName})</text:span><text:span text:style-name="T1"> </text:span>seconds left" +</text:p>
      <text:p text:style-name="P2">$"<text:span text:style-name="T1">(Black)</text:span> and also just <text:span text:style-name="T2">({Quest.SwapCountName})</text:span> swaps available for each new match" +</text:p>
      <text:p text:style-name="P2">$"<text:span text:style-name="T1">(Black)</text:span> and furthermore, you only are allowed to replace any given tile <text:span text:style-name="T2">({Quest.ReplacementCountName})</text:span> times maximum" +</text:p>
      <text:p text:style-name="P2">$"<text:span text:style-name="T1">(Black)</text:span> for your own help <text:span text:style-name="T3">because </text:span>there is only tolerance for <text:span text:style-name="T2">({Quest.WrongMatchName})</text:span> wrong <text:span text:style-name="T4">m</text:span>atches";</text:p>
      <text:p text:style-name="P4"/>
      <text:p text:style-name="P5">&lt;--------------------------------------------------------------------------------------------------------------------&gt;</text:p>
      <text:p text:style-name="P4"/>
      <text:p text:style-name="P4">Should look like this on the UI:</text:p>
      <text:p text:style-name="P6">You have to collect <text:span text:style-name="T5">5 Matches</text:span> and u have in between those only </text:p>
      <text:p text:style-name="P7"><text:span text:style-name="T5">3 seconds</text:span><text:span text:style-name="T5"> left</text:span> and also just <text:span text:style-name="T5">2 swaps available</text:span> for each new match and furthermore, you only are allowed to replace any given tile <text:span text:style-name="T6">3</text:span><text:span text:style-name="T5"> times maximum</text:span> <text:span text:style-name="T7">f</text:span>or your own help as well, as there is only tolerance for <text:span text:style-name="T6">2 </text:span><text:span text:style-name="T5">wrong matches</text:span><text:span text:style-name="T8">!</text:span>;</text:p>
      <text:p text:style-name="P7"/>
      <text:p text:style-name="P8"/>
      <text:p text:style-name="P9"/>
      <text:p text:style-name="P10"/>
      <text:p text:style-name="P10"/>
      <text:p text:style-name="P11">Algorithmus to <text:span text:style-name="T9">transform the ‚Is‘ to the ‚should‘ state</text:span>:</text:p>
      <text:p text:style-name="P12"><text:s/></text:p>
      <text:p text:style-name="P12"/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5T17:58:42.247558200</meta:creation-date>
    <dc:date>2025-05-25T20:54:36.321644000</dc:date>
    <meta:editing-duration>PT2H1M41S</meta:editing-duration>
    <meta:editing-cycles>38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13" meta:word-count="141" meta:character-count="988" meta:non-whitespace-character-count="855"/>
  </office:meta>
</office:document-meta>
</file>